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ttached is a zip of files that I stored while we were working in the past, and they may or may not contain stuff we have forgotten to include in the repo, e.g Micah Silfry Civic Tech Field Guide, and ... Subject: Inspired by your Medium roadmap—GroupBuild may fit beautifully </text:p>
      <text:p text:style-name="Text_20_body">Hi Catherine, </text:p>
      <text:p text:style-name="Text_20_body">. </text:p>
      <text:p text:style-name="Text_20_body">I’m Rick Ballard, founder of GroupBuild, a modular civic-tech platform that: </text:p>
      <text:p text:style-name="Text_20_body">Delivers meritocratic moderation and anonymized identity for secure, decentralized coordination; </text:p>
      <text:p text:style-name="Text_20_body">Leverages AI to elevate truth without partisan bias; </text:p>
      <text:p text:style-name="Text_20_body">Complements efforts you outlined—especially around voter-facing infrastructure and misinformation resilience. </text:p>
      <text:p text:style-name="Text_20_body">I’d be honored to show you a 10–15 minute walk-through and sandbox instance—no pressure, just a conversation to explore alignment. Would you be open to a short chat in mid‑July? </text:p>
      <text:p text:style-name="Text_20_body">Best, </text:p>
      <text:p text:style-name="Text_20_body">Rick Ballard </text:p>
      <text:p text:style-name="Text_20_body">rick@groupbuild.org | LinkedIn | groupbuild.org </text:p>
      <text:p text:style-name="Text_20_body">? Multi-Channel Outreach Flow </text:p>
      <text:p text:style-name="Text_20_body">Channel Action </text:p>
      <text:p text:style-name="Text_20_body">LinkedIn InMail with personal hook referencing her Medium article </text:p>
      <text:p text:style-name="Text_20_body">Arena Event Attend GOTV/civic-tech session, politely introduce yourself </text:p>
      <text:p text:style-name="Text_20_body">Network Intro Request warm intro via mutual civic-tech contact </text:p>
      <text:p text:style-name="Text_20_body">DNC Tech Desk Send summary + Medium link, ask for forwarding </text:p>
      <text:p text:style-name="Text_20_body">✅ Why It Works </text:p>
      <text:p text:style-name="Text_20_body">Personal hook: opens with her own words and priorities. </text:p>
      <text:p text:style-name="Text_20_body">Credibility: referencing her content establishes respect. </text:p>
      <text:p text:style-name="Text_20_body">Relevance: shows how GroupBuild complements—not replaces—the DNC roadmap. </text:p>
      <text:p text:style-name="Text_20_body">Multiple touch points: LinkedIn, events, mutual networks, and internal escalation ensure visibility. </text:p>
      <text:p text:style-name="Text_20_body">... an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01T00:28:36.19</meta:creation-date>
    <meta:document-statistic meta:table-count="0" meta:image-count="0" meta:object-count="0" meta:page-count="1" meta:paragraph-count="23" meta:word-count="214" meta:character-count="1494"/>
    <dc:date>2025-08-01T00:29:02.84</dc:date>
    <dc:creator>Rick Ballard</dc:creator>
    <meta:editing-duration>PT27S</meta:editing-duration>
    <meta:editing-cycles>1</meta:editing-cycles>
    <meta:generator>OpenOffice/4.1.15$Win32 OpenOffice.org_project/4115m2$Build-9813</meta:generator>
  </office:meta>
</office:document-meta>
</file>